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44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752in"/>
    </style:style>
    <style:style style:name="co8" style:family="table-column">
      <style:table-column-properties fo:break-before="auto" style:column-width="1.5764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1.0402in"/>
    </style:style>
    <style:style style:name="co11" style:family="table-column">
      <style:table-column-properties fo:break-before="auto" style:column-width="0.926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50">
      <style:text-properties fo:language="en" fo:country="US"/>
    </style:style>
    <style:style style:name="ce5" style:family="table-cell" style:parent-style-name="Default" style:data-style-name="N2">
      <style:text-properties fo:language="en" fo:country="US"/>
    </style:style>
    <style:style style:name="ce6" style:family="table-cell" style:parent-style-name="Default" style:data-style-name="N36">
      <style:text-properties fo:language="en" fo:country="US"/>
    </style:style>
    <style:style style:name="ce7" style:family="table-cell" style:parent-style-name="Default" style:data-style-name="N211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45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est table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Yield</text:p>
          </table:table-cell>
          <table:table-cell table:style-name="ce3" office:value-type="string">
            <text:p>Profit</text:p>
          </table:table-cell>
          <table:table-cell table:style-name="ce3" office:value-type="string">
            <text:p>Dat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.00</text:p>
          </table:table-cell>
          <table:table-cell table:style-name="ce4" office:value-type="date" office:date-value="2005-08-02T14:15:00">
            <text:p>08/02/05 02:15 P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.00</text:p>
          </table:table-cell>
          <table:table-cell table:style-name="ce4" office:value-type="date" office:date-value="2005-08-02T14:16:00">
            <text:p>08/02/05 02:16 P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.00</text:p>
          </table:table-cell>
          <table:table-cell table:style-name="ce4" office:value-type="date" office:date-value="2005-09-03">
            <text:p>09/03/05 12:00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.00</text:p>
          </table:table-cell>
          <table:table-cell table:style-name="ce4" office:value-type="date" office:date-value="1999-12-30T08:45:00">
            <text:p>12/30/99 08:45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.80</text:p>
          </table:table-cell>
          <table:table-cell table:style-name="ce4" office:value-type="date" office:date-value="1999-12-30T08:44:00">
            <text:p>12/30/99 08:44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.00</text:p>
          </table:table-cell>
          <table:table-cell table:style-name="ce4" office:value-type="date" office:date-value="1999-12-30T08:43:00">
            <text:p>12/30/99 08:43 AM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iteria sets</text:p>
          </table:table-cell>
          <table:table-cell table:style-name="ce3" office:value-type="string">
            <text:p>Tree</text:p>
          </table:table-cell>
          <table:table-cell table:number-columns-repeated="2" table:style-name="ce3" office:value-type="string">
            <text:p>Height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,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number-columns-repeated="3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date" office:date-value="2005-08-02T14:16:00">
            <text:p>08/02/05 02:16 PM</text:p>
          </table:table-cell>
          <table:table-cell office:value-type="string">
            <text:p>&gt;=9/2/2005</text:p>
          </table:table-cell>
          <table:table-cell table:formula="of:=&quot;&gt;=&quot;&amp;[.E15]" office:value-type="string" office:string-value="&gt;=38597">
            <text:p>&gt;=38597</text:p>
          </table:table-cell>
          <table:table-cell table:style-name="ce6" office:value-type="date" office:date-value="2005-09-02">
            <text:p>09/02/2005</text:p>
          </table:table-cell>
          <table:table-cell office:value-type="string">
            <text:p>&gt;=8/2/05 2:16 PM</text:p>
          </table:table-cell>
          <table:table-cell table:formula="of:=&quot;&gt;=&quot;&amp;[.H15]" office:value-type="string" office:string-value="&gt;=38566.5944444444">
            <text:p>&gt;=38566.5944444444</text:p>
          </table:table-cell>
          <table:table-cell table:style-name="ce4" office:value-type="date" office:date-value="2005-08-02T14:16:00">
            <text:p>08/02/05 02:16 PM</text:p>
          </table:table-cell>
          <table:table-cell office:value-type="string">
            <text:p>&gt;=8:45 AM</text:p>
          </table:table-cell>
          <table:table-cell table:formula="of:=&quot;&gt;=&quot;&amp;[.K15]" office:value-type="string" office:string-value="&gt;=0.364583333333333">
            <text:p>&gt;=0.364583333333333</text:p>
          </table:table-cell>
          <table:table-cell table:style-name="ce7" office:value-type="time" office:time-value="PT08H45M00S">
            <text:p>8:45:00 AM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Tests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Criteria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f:=DSUM([.B2:.E8];&quot;Profit&quot;;[.B10:.D12])" office:value-type="float" office:value="247.8">
            <text:p>247.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DSUM([.B$2:.F$8];&quot;Yield&quot;;[.B$14:.B$15])" office:value-type="float" office:value="10">
            <text:p>1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SUM([.B$2:.F$8];&quot;Yield&quot;;[.C$14:.C$15])" office:value-type="float" office:value="9">
            <text:p>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DSUM([.B$2:.F$8];&quot;Yield&quot;;[.D$14:.D$15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SUM([.B$2:.F$8];&quot;Yield&quot;;[.F$14:.F$15])" office:value-type="float" office:value="19">
            <text:p>1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DSUM([.B$2:.F$8];&quot;Yield&quot;;[.G$14:.G$15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SUM([.B$2:.F$8];&quot;Yield&quot;;[.I$14:.I$15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DSUM([.B$2:.F$8];&quot;Yield&quot;;[.J$14:.J$15])" office:value-type="float" office:value="57">
            <text:p>57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aseData" table:base-cell-address="$Sheet1.$A$1" table:cell-range-address="$Sheet1.$A$2:.$G$13"/>
        <table:named-range table:name="TestHeader" table:base-cell-address="$Sheet1.$A$1" table:cell-range-address="$Sheet1.$B$18:.$H$18"/>
        <table:named-range table:name="ValDate1" table:base-cell-address="$Sheet1.$A$1" table:cell-range-address="$Sheet1.$E$15"/>
        <table:named-range table:name="ValDate2" table:base-cell-address="$Sheet1.$A$1" table:cell-range-address="$Sheet1.$H$15"/>
        <table:named-range table:name="ValDate3" table:base-cell-address="$Sheet1.$A$1" table:cell-range-address="$Sheet1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1" number:min-integer-digits="1"/>
    </number:number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3P0" style:volatile="true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13">
      <number:text-content/>
      <style:map style:condition="value()&gt;=0" style:apply-style-name="N213P0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9:51:48</dc:date>
    <meta:editing-cycles>11</meta:editing-cycles>
    <meta:editing-duration>PT34M8S</meta:editing-duration>
    <meta:document-statistic meta:table-count="1" meta:cell-count="101" meta:object-count="0"/>
    <meta:user-defined meta:name="Info 1"/>
    <meta:user-defined meta:name="Info 2"/>
    <meta:user-defined meta:name="Info 3"/>
    <meta:user-defined meta:name="Info 4"/>
  </office:meta>
</office:document-meta>
</file>